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officeooo:paragraph-rsid="000ba387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4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7" style:family="paragraph" style:parent-style-name="Standard" style:list-style-name="L1">
      <style:text-properties officeooo:paragraph-rsid="00173ea2"/>
    </style:style>
    <style:style style:name="P18" style:family="paragraph" style:parent-style-name="Standard" style:list-style-name="L1">
      <style:text-properties officeooo:paragraph-rsid="000ba387"/>
    </style:style>
    <style:style style:name="P19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0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1" style:family="paragraph" style:parent-style-name="Standard" style:list-style-name="L2">
      <style:text-properties fo:font-size="12pt" officeooo:rsid="000ba387" officeooo:paragraph-rsid="000f7376" style:font-size-asian="12pt" style:font-size-complex="12pt"/>
    </style:style>
    <style:style style:name="P22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officeooo:rsid="0027699d" style:font-size-asian="12pt" style:font-size-complex="12pt"/>
    </style:style>
    <style:style style:name="T13" style:family="text">
      <style:text-properties fo:font-size="12pt" officeooo:rsid="0028abaa" style:font-size-asian="12pt" style:font-size-complex="12pt"/>
    </style:style>
    <style:style style:name="T14" style:family="text">
      <style:text-properties fo:font-size="12pt" officeooo:rsid="002bfc0e" style:font-size-asian="12pt" style:font-size-complex="12pt"/>
    </style:style>
    <style:style style:name="T15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1d0a62"/>
    </style:style>
    <style:style style:name="T19" style:family="text">
      <style:text-properties style:text-underline-style="solid" style:text-underline-width="auto" style:text-underline-color="font-color" officeooo:rsid="0022845a"/>
    </style:style>
    <style:style style:name="T20" style:family="text">
      <style:text-properties style:text-underline-style="solid" style:text-underline-width="auto" style:text-underline-color="font-color" officeooo:rsid="0025d218"/>
    </style:style>
    <style:style style:name="T21" style:family="text">
      <style:text-properties style:text-underline-style="solid" style:text-underline-width="auto" style:text-underline-color="font-color" officeooo:rsid="0028abaa"/>
    </style:style>
    <style:style style:name="T22" style:family="text">
      <style:text-properties style:text-underline-style="solid" style:text-underline-width="auto" style:text-underline-color="font-color" officeooo:rsid="002bfc0e"/>
    </style:style>
    <style:style style:name="T23" style:family="text">
      <style:text-properties officeooo:rsid="000e7405"/>
    </style:style>
    <style:style style:name="T24" style:family="text">
      <style:text-properties officeooo:rsid="00173ea2"/>
    </style:style>
    <style:style style:name="T25" style:family="text">
      <style:text-properties officeooo:rsid="0017b8e8"/>
    </style:style>
    <style:style style:name="T26" style:family="text">
      <style:text-properties officeooo:rsid="00186b29"/>
    </style:style>
    <style:style style:name="T27" style:family="text">
      <style:text-properties officeooo:rsid="001fcfa4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1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1">ΕΛΛΗΝΙΚΗ ΔΗΜΟΚΡΑΤΙΑ</text:p>
            <text:p text:style-name="P14"/>
            <text:p text:style-name="P11">ΥΠΟΥΡΓΕΙΟ ΠΑΙΔΕΙΑΣ</text:p>
            <text:p text:style-name="P11">ΕΡΕΥΝΑΣ ΚΑΙ ΘΡΗΣΚΕΥΜΑΤΩΝ</text:p>
            <text:p text:style-name="P11">ΠΕΡΙΦΕΡΕΙΑΚΗ Δ/ΝΣΗ Π/ΘΜΙΑΣ</text:p>
            <text:p text:style-name="P11">ΚΑΙ Δ/ΘΜΙΑΣ ΕΚΠ/ΣΗΣ ΚΡΗΤΗΣ</text:p>
            <text:p text:style-name="P11"/>
            <text:p text:style-name="P11">Δ/ΝΣΗ Δ/ΘΜΙΑΣ ΕΚΠ/ΣΗΣ Ν.ΗΡΑΚΛΕΙΟΥ</text:p>
            <text:p text:style-name="P11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5"><text:span text:style-name="T27">Μοίρες,</text:span> <text:span text:style-name="T26">[PD]</text:span>/<text:span text:style-name="T26">[PM]/[PY]</text:span></text:p>
            <text:p text:style-name="P15"/>
            <text:p text:style-name="P15">Aριθμός πρωτοκόλλου: <text:span text:style-name="T26">[PNO]</text:span></text:p>
          </table:table-cell>
        </table:table-row>
        <table:table-row>
          <table:table-cell table:style-name="Πίνακας1.A1" office:value-type="string">
            <text:p text:style-name="P13"><text:span text:style-name="T1">Μοίρες, Δήμος Φαιστού, </text:span>τ.κ. 70400</text:p>
            <text:p text:style-name="P12">τηλ. 2892023416, φαξ 2892022100</text:p>
            <text:p text:style-name="P10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6">mail@1epal-moiron.ira.sch.gr</text:p>
          </table:table-cell>
          <table:table-cell table:style-name="Πίνακας1.B2" office:value-type="string">
            <text:p text:style-name="P15">Αρίθμ. Απόφασης <text:span text:style-name="T26">[DNO]</text:span>/<text:span text:style-name="T26">[DY]</text:span></text:p>
          </table:table-cell>
        </table:table-row>
      </table:table>
      <text:p text:style-name="P1"/>
      <text:p text:style-name="P3"><text:span text:style-name="T16">Θέμα</text:span>: <text:span text:style-name="T17">Χορήγηση </text:span><text:span text:style-name="T19">ειδικής</text:span><text:span text:style-name="T17"> άδειας </text:span><text:span text:style-name="T20">απουσίας λόγω </text:span><text:span text:style-name="T22">αιμοληψίας</text:span><text:span text:style-name="T17"> </text:span><text:span text:style-name="T18">σε [ANAPLIROTI]</text:span></text:p>
      <text:p text:style-name="P2"/>
      <text:p text:style-name="P5">Έχοντας υπόψη </text:p>
      <text:p text:style-name="P5"/>
      <text:list xml:id="list3358732574" text:style-name="L1">
        <text:list-item>
          <text:p text:style-name="P19">Τις διατάξεις των άρθρων 2, 48 και 49 του Ν.3528/07 (ΦΕΚ 26/9.2.2007 τ.Α)</text:p>
        </text:list-item>
        <text:list-item>
          <text:p text:style-name="P20">Την με αρίθμ. <text:span text:style-name="T23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7"><text:span text:style-name="T4">Την με αριθ</text:span>μ. <text:span text:style-name="T24">Πρωτ. </text:span>Φ.351.5/43/67822/Δ1 –<text:span text:style-name="T25"> 5-5-2014</text:span> <text:span text:style-name="T25">εγκύκλιο του Υπουργείου Παιδείας και Θρησκευμάτων.</text:span></text:p>
        </text:list-item>
        <text:list-item>
          <text:p text:style-name="P18"><text:span text:style-name="T5">Την από </text:span><text:span text:style-name="T15">[DATE_OF_REQUEST]</text:span><text:span text:style-name="T5"> και με αριθμ. </text:span><text:span text:style-name="T7">π</text:span><text:span text:style-name="T5">ρωτ. </text:span><text:span text:style-name="T15">[PROTOCOL_OF_REQUEST]</text:span><text:span text:style-name="T5"> αίτηση </text:span><text:span text:style-name="T8">[TOY]</text:span><text:span text:style-name="T5"> </text:span><text:span text:style-name="T10">[ANAPLIROTI_GEN] </text:span><text:span text:style-name="T16">[LAST_NAME_GEN] [FIRST_NAME_GEN]</text:span><text:span text:style-name="T5"> του </text:span><text:span text:style-name="T15">[FATHER_NAME_GEN]</text:span><text:span text:style-name="T5">, εκπαιδευτικού λειτουργού κλάδου </text:span><text:span text:style-name="T15">[SPECIALTY]</text:span><text:span text:style-name="T5">. <text:s/></text:span></text:p>
        </text:list-item>
      </text:list>
      <text:p text:style-name="P2"/>
      <text:p text:style-name="P4">ΑΠΟΦΑΣΙΖΟΥΜΕ</text:p>
      <text:p text:style-name="P2"/>
      <text:p text:style-name="P8"><text:span text:style-name="T5">Χορηγούμε </text:span><text:span text:style-name="T6">[STON] </text:span><text:span text:style-name="T11">[ANAPLIROTI]</text:span><text:span text:style-name="T16"> [LAST_NAME_AIT] [FIRST_NAME_AIT]</text:span><text:span text:style-name="T5"> του </text:span><text:span text:style-name="T15">[FATHER_NAME_GEN],</text:span><text:span text:style-name="T5"> εκπαιδευτικ</text:span><text:span text:style-name="T9">ό</text:span><text:span text:style-name="T5"> κλάδου </text:span><text:span text:style-name="T15">[SPECIALTY]</text:span><text:span text:style-name="T5">, </text:span><text:span text:style-name="T15">[DAYS_DURATION]</text:span><text:span text:style-name="T5"> </text:span><text:span text:style-name="T12">ΕΙΔΙΚΗ</text:span><text:span text:style-name="T5"> άδεια απουσίας </text:span><text:span text:style-name="T12">λόγω </text:span><text:span text:style-name="T13">ΑΙ</text:span><text:span text:style-name="T14">ΜΟΛΗΨΙΑΣ</text:span><text:span text:style-name="T12"> </text:span><text:span text:style-name="T5">με αποδοχές από </text:span><text:span text:style-name="T15">[STARTING_DATE]</text:span><text:span text:style-name="T5"> έως και </text:span><text:span text:style-name="T15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3954112819" text:style-name="L2">
              <text:list-item>
                <text:p text:style-name="P21">Στο φάκελο του/της εκπ/κού που τηρείται στη σχ. μονάδα</text:p>
              </text:list-item>
              <text:list-item>
                <text:p text:style-name="P21">Δ/νση Δ/θμιας Εκπ/σης</text:p>
              </text:list-item>
              <text:list-item>
                <text:p text:style-name="P21">Ενδιαφερόμενο/η</text:p>
              </text:list-item>
              <text:list-item>
                <text:p text:style-name="P22">Εξερχόμενα</text:p>
              </text:list-item>
              <text:list-item>
                <text:p text:style-name="P22">Καταχώρηση Myschool</text:p>
              </text:list-item>
            </text:list>
          </table:table-cell>
          <table:table-cell table:style-name="Πίνακας2.B2" office:value-type="string">
            <text:p text:style-name="P9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1-20T11:46:10.392316008</dc:date>
    <dc:creator>Ιωάννης Χαριτάκης</dc:creator>
    <meta:editing-duration>PT3H14M5S</meta:editing-duration>
    <meta:editing-cycles>23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2" meta:word-count="174" meta:character-count="1467" meta:non-whitespace-character-count="1323"/>
  </office:meta>
</office:document-meta>
</file>